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318db"/>
    </style:style>
    <style:style style:name="P2" style:family="paragraph" style:parent-style-name="Standard">
      <style:paragraph-properties fo:text-align="start" style:justify-single-word="false"/>
      <style:text-properties fo:font-weight="bold" officeooo:paragraph-rsid="000318db" style:font-weight-asian="bold" style:font-weight-complex="bold"/>
    </style:style>
    <style:style style:name="P3" style:family="paragraph" style:parent-style-name="Standard">
      <style:paragraph-properties fo:text-align="start" style:justify-single-word="false"/>
      <style:text-properties style:font-name="Bitstream Vera Sans" fo:font-size="9pt" fo:font-weight="bold" officeooo:paragraph-rsid="0005f630" style:font-size-asian="9pt" style:font-weight-asian="bold" style:font-size-complex="9pt" style:font-weight-complex="bold"/>
    </style:style>
    <style:style style:name="P4" style:family="paragraph" style:parent-style-name="Standard">
      <style:paragraph-properties fo:text-align="start" style:justify-single-word="false"/>
      <style:text-properties style:font-name="Courier 10 Pitch" fo:font-size="8.5pt" fo:font-weight="bold" officeooo:paragraph-rsid="0005f630" style:font-size-asian="8.5pt" style:font-weight-asian="bold" style:font-size-complex="8.5pt" style:font-weight-complex="bold"/>
    </style:style>
    <style:style style:name="P5" style:family="paragraph" style:parent-style-name="Header">
      <style:paragraph-properties fo:text-align="end" style:justify-single-word="false"/>
      <style:text-properties officeooo:paragraph-rsid="000318db"/>
    </style:style>
    <style:style style:name="P6" style:family="paragraph" style:parent-style-name="Table_20_Contents">
      <style:paragraph-properties fo:text-align="start" style:justify-single-word="false"/>
      <style:text-properties officeooo:paragraph-rsid="000318db"/>
    </style:style>
    <style:style style:name="P7" style:family="paragraph" style:parent-style-name="Table_20_Contents">
      <style:paragraph-properties fo:text-align="start" style:justify-single-word="false"/>
      <style:text-properties fo:font-size="10pt" officeooo:paragraph-rsid="000318db" style:font-size-asian="10pt" style:font-size-complex="10pt"/>
    </style:style>
    <style:style style:name="P8" style:family="paragraph" style:parent-style-name="Table_20_Contents">
      <style:paragraph-properties fo:text-align="start" style:justify-single-word="false"/>
      <style:text-properties fo:font-size="11pt" officeooo:paragraph-rsid="000318db" style:font-size-asian="11pt" style:font-size-complex="11pt"/>
    </style:style>
    <style:style style:name="T1" style:family="text">
      <style:text-properties officeooo:rsid="000318db"/>
    </style:style>
    <style:style style:name="T2" style:family="text">
      <style:text-properties fo:font-weight="normal" officeooo:rsid="000318db" style:font-weight-asian="normal" style:font-weight-complex="normal"/>
    </style:style>
    <style:style style:name="T3" style:family="text">
      <style:text-properties fo:font-weight="normal" officeooo:rsid="0003ce1e" style:font-weight-asian="normal" style:font-weight-complex="normal"/>
    </style:style>
    <style:style style:name="T4" style:family="text">
      <style:text-properties fo:font-weight="normal" officeooo:rsid="00045faf" style:font-weight-asian="normal" style:font-weight-complex="normal"/>
    </style:style>
    <style:style style:name="T5" style:family="text">
      <style:text-properties fo:font-weight="normal" officeooo:rsid="0005f630" style:font-weight-asian="normal" style:font-weight-complex="normal"/>
    </style:style>
    <style:style style:name="T6" style:family="text">
      <style:text-properties fo:font-weight="normal" officeooo:rsid="0006b364" style:font-weight-asian="normal" style:font-weight-complex="normal"/>
    </style:style>
    <style:style style:name="T7" style:family="text">
      <style:text-properties officeooo:rsid="00079e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Assignment 1: </text:span><text:span text:style-name="T1">Naive Bayes</text:span></text:p>
      <text:p text:style-name="P1"><text:span text:style-name="T1"/></text:p>
      <text:p text:style-name="P2"><text:span text:style-name="T1">Implementation</text:span><text:span text:style-name="T2">: I wrote the classifier in Python, making use of the csv, math, and random libraries to handle data easier. The source code is included at the end of the paper.</text:span></text:p>
      <text:p text:style-name="P2"><text:span text:style-name="T2"/></text:p>
      <text:p text:style-name="P2"><text:span text:style-name="T1">Data and Interpretation</text:span><text:span text:style-name="T2">: Below is the data collected from 10 random runs each of 10 %, 30 %, and 50 % training data used. </text:span><text:span text:style-name="T4">It lists the training set size used by each run, followed by the percentage of each class found in the training set, and then the bins used by the set in the form of number of bins followed by (min, step size). It then lists the misclassification error.</text:span><text:span text:style-name="T2"> Unsurprisingly, the 10 % set had the poorest performance, getting an average of 16.4 % misclassification. Through a lot of testing, this number could typically range from 10-25 % depending on the data randomly chose for the training set. </text:span><text:span text:style-name="T4">One of the main reasons this training size does not work well is it doesn't have as even of a spread of classes in the training set.</text:span><text:span text:style-name="T2"> The 30 and 50 % training sets performed much better with 7.1 and 7.9 % respectively. Also, there wasn't much of a difference in the performance of 50 % over 30 %. The only thing I noticed is that 50 % was more consistent, ranging from around 5-10 %, while the 30 % could get up to about 13 % misclassification.</text:span></text:p>
      <text:p text:style-name="P2"><text:span text:style-name="T2"/></text:p>
      <text:p text:style-name="P2"><text:span text:style-name="T2">When choosing a bin size, I originally was trying to use a size that would vary with the size of the input data (in this case, the training set). I tried the square root of the number, the cube root of the number, 1 + log base 2 of the number, etc. Finally, I tried inputting my own bin sizes. No matter what size training data I chose, 3 bins was the number I found to be optimal. It nearly always yielded the lowest misclassification error. </text:span><text:span text:style-name="T3">One reason for this could be due to the fact that we have 3 classes and each of them are pretty disjoint from the others. Therefore, if we use 3 bins, what tends to happen is that each of the classes will fall mostly in only one of the bins. Using more bins spreads the data out more, leading to collisions between the classes and decreasing the power of the conditional probabilities. In general, I am not sure if this is a good idea though, as I think our data set had very well defined classes </text:span><text:span text:style-name="T4">and in the general case, you are going to want your bins to grow with the size of the data</text:span><text:span text:style-name="T3">. </text:span><text:span text:style-name="T4">I think this could definitely use further looking into. </text:span><text:span text:style-name="T3"><text:s/></text:span></text:p>
      <text:p text:style-name="P2"><text:span text:style-name="T3"/></text:p>
      <table:table table:name="Table1" table:style-name="Table1">
        <table:table-column table:style-name="Table1.A" table:number-columns-repeated="3"/>
        <table:table-row>
          <table:table-cell table:style-name="Table1.A1" office:value-type="string">
            <text:p text:style-name="P6"><text:span text:style-name="T1">Training = 10 %</text:span></text:p>
          </table:table-cell>
          <table:table-cell table:style-name="Table1.A1" office:value-type="string">
            <text:p text:style-name="P6"><text:span text:style-name="T1">Training = 30 %</text:span></text:p>
          </table:table-cell>
          <table:table-cell table:style-name="Table1.C1" office:value-type="string">
            <text:p text:style-name="P6"><text:span text:style-name="T1">Training = 50 %</text:span></text:p>
          </table:table-cell>
        </table:table-row>
        <table:table-row>
          <table:table-cell table:style-name="Table1.A2" office:value-type="string">
            <text:p text:style-name="P7"><text:span text:style-name="T1">Training: 15</text:span></text:p>
            <text:p text:style-name="P7"><text:span text:style-name="T1"><text:s text:c="3"/>Iris-setosa: 0.33, Iris-versicolor: 0.27, Iris-virginica: 0.40,</text:span></text:p>
            <text:p text:style-name="P7"><text:span text:style-name="T1">Bins: 3</text:span></text:p>
            <text:p text:style-name="P7"><text:span text:style-name="T1"><text:s text:c="3"/>(4.70, 1.00), (2.40, 0.60), (1.30, 1.60), (0.20, 0.73),</text:span></text:p>
            <text:p text:style-name="P7"><text:span text:style-name="T1">Error Percent: 0.07</text:span></text:p>
            <text:p text:style-name="P7"><text:span text:style-name="T1"></text:span></text:p>
            <text:p text:style-name="P7"><text:span text:style-name="T1">===============</text:span></text:p>
            <text:p text:style-name="P7"><text:span text:style-name="T1"></text:span></text:p>
            <text:p text:style-name="P7"><text:span text:style-name="T1">Training: 15</text:span></text:p>
            <text:p text:style-name="P7"><text:span text:style-name="T1"><text:s text:c="3"/>Iris-setosa: 0.33, Iris-versicolor: 0.27, Iris-virginica: 0.40,</text:span></text:p>
            <text:p text:style-name="P7"><text:span text:style-name="T1">Bins: 3</text:span></text:p>
            <text:p text:style-name="P7"><text:span text:style-name="T1"><text:s text:c="3"/>(4.40, 0.77), (2.30, 0.50), (1.40, 1.47), (0.20, 0.73),</text:span></text:p>
            <text:p text:style-name="P7"><text:span text:style-name="T1">Error Percent: 0.13</text:span></text:p>
            <text:p text:style-name="P7"><text:span text:style-name="T1"></text:span></text:p>
            <text:p text:style-name="P7"><text:span text:style-name="T1">===============</text:span></text:p>
            <text:p text:style-name="P7"><text:soft-page-break/><text:span text:style-name="T1"></text:span></text:p>
            <text:p text:style-name="P7"><text:span text:style-name="T1">Training: 15</text:span></text:p>
            <text:p text:style-name="P7"><text:span text:style-name="T1"><text:s text:c="3"/>Iris-setosa: 0.33, Iris-versicolor: 0.20, Iris-virginica: 0.47,</text:span></text:p>
            <text:p text:style-name="P7"><text:span text:style-name="T1">Bins: 3</text:span></text:p>
            <text:p text:style-name="P7"><text:span text:style-name="T1"><text:s text:c="3"/>(4.70, 0.73), (2.50, 0.47), (1.30, 1.50), (0.20, 0.77),</text:span></text:p>
            <text:p text:style-name="P7"><text:span text:style-name="T1">Error Percent: 0.11</text:span></text:p>
            <text:p text:style-name="P7"><text:span text:style-name="T1"></text:span></text:p>
            <text:p text:style-name="P7"><text:span text:style-name="T1">===============</text:span></text:p>
            <text:p text:style-name="P7"><text:span text:style-name="T1"></text:span></text:p>
            <text:p text:style-name="P7"><text:span text:style-name="T1">Training: 15</text:span></text:p>
            <text:p text:style-name="P7"><text:span text:style-name="T1"><text:s text:c="3"/>Iris-setosa: 0.20, Iris-versicolor: 0.27, Iris-virginica: 0.53,</text:span></text:p>
            <text:p text:style-name="P7"><text:span text:style-name="T1">Bins: 3</text:span></text:p>
            <text:p text:style-name="P7"><text:span text:style-name="T1"><text:s text:c="3"/>(4.90, 0.93), (2.40, 0.47), (1.30, 1.80), (0.20, 0.73),</text:span></text:p>
            <text:p text:style-name="P7"><text:span text:style-name="T1">Error Percent: 0.10</text:span></text:p>
            <text:p text:style-name="P7"><text:span text:style-name="T1"></text:span></text:p>
            <text:p text:style-name="P7"><text:span text:style-name="T1">===============</text:span></text:p>
            <text:p text:style-name="P7"><text:span text:style-name="T1"></text:span></text:p>
            <text:p text:style-name="P7"><text:span text:style-name="T1">Training: 15</text:span></text:p>
            <text:p text:style-name="P7"><text:span text:style-name="T1"><text:s text:c="3"/>Iris-setosa: 0.40, Iris-versicolor: 0.27, Iris-virginica: 0.33,</text:span></text:p>
            <text:p text:style-name="P7"><text:span text:style-name="T1">Bins: 3</text:span></text:p>
            <text:p text:style-name="P7"><text:span text:style-name="T1"><text:s text:c="3"/>(4.60, 1.03), (2.30, 0.53), (1.00, 1.90), (0.10, 0.73),</text:span></text:p>
            <text:p text:style-name="P7"><text:span text:style-name="T1">Error Percent: 0.10</text:span></text:p>
            <text:p text:style-name="P7"><text:span text:style-name="T1"></text:span></text:p>
            <text:p text:style-name="P7"><text:span text:style-name="T1">===============</text:span></text:p>
            <text:p text:style-name="P7"><text:span text:style-name="T1"></text:span></text:p>
            <text:p text:style-name="P7"><text:span text:style-name="T1">Training: 15</text:span></text:p>
            <text:p text:style-name="P7"><text:span text:style-name="T1"><text:s text:c="3"/>Iris-setosa: 0.53, Iris-versicolor: 0.20, Iris-virginica: 0.27,</text:span></text:p>
            <text:p text:style-name="P7"><text:span text:style-name="T1">Bins: 3</text:span></text:p>
            <text:p text:style-name="P7"><text:span text:style-name="T1"><text:s text:c="3"/>(4.60, 0.70), (2.30, 0.63), (1.00, 1.60), (0.10, 0.77),</text:span></text:p>
            <text:p text:style-name="P7"><text:span text:style-name="T1">Error Percent: 0.28</text:span></text:p>
            <text:p text:style-name="P7"><text:span text:style-name="T1"></text:span></text:p>
            <text:p text:style-name="P7"><text:span text:style-name="T1">===============</text:span></text:p>
            <text:p text:style-name="P7"><text:span text:style-name="T1"></text:span></text:p>
            <text:p text:style-name="P7"><text:span text:style-name="T1">Training: 15</text:span></text:p>
            <text:p text:style-name="P7"><text:span text:style-name="T1"><text:s text:c="3"/>Iris-setosa: 0.40, Iris-versicolor: 0.27, Iris-virginica: 0.33,</text:span></text:p>
            <text:p text:style-name="P7"><text:span text:style-name="T1">Bins: 3</text:span></text:p>
            <text:p text:style-name="P7"><text:span text:style-name="T1"><text:s text:c="3"/>(4.60, 1.10), (2.30, 0.57), (1.20, 1.73), (0.20, 0.77),</text:span></text:p>
            <text:p text:style-name="P7"><text:span text:style-name="T1">Error Percent: 0.13</text:span></text:p>
            <text:p text:style-name="P7"><text:span text:style-name="T1"></text:span></text:p>
            <text:p text:style-name="P7"><text:span text:style-name="T1">===============</text:span></text:p>
            <text:p text:style-name="P7"><text:span text:style-name="T1"></text:span></text:p>
            <text:p text:style-name="P7"><text:span text:style-name="T1">Training: 15</text:span></text:p>
            <text:p text:style-name="P7"><text:span text:style-name="T1"><text:s text:c="3"/>Iris-setosa: 0.33, Iris-versicolor: 0.40, Iris-virginica: 0.27,</text:span></text:p>
            <text:p text:style-name="P7"><text:span text:style-name="T1">Bins: 3</text:span></text:p>
            <text:p text:style-name="P7"><text:soft-page-break/><text:span text:style-name="T1"><text:s text:c="3"/>(4.40, 0.70), (2.00, 0.63), (1.30, 1.43), (0.20, 0.67),</text:span></text:p>
            <text:p text:style-name="P7"><text:span text:style-name="T1">Error Percent: 0.28</text:span></text:p>
            <text:p text:style-name="P7"><text:span text:style-name="T1"></text:span></text:p>
            <text:p text:style-name="P7"><text:span text:style-name="T1">===============</text:span></text:p>
            <text:p text:style-name="P7"><text:span text:style-name="T1"></text:span></text:p>
            <text:p text:style-name="P7"><text:span text:style-name="T1">Training: 15</text:span></text:p>
            <text:p text:style-name="P7"><text:span text:style-name="T1"><text:s text:c="3"/>Iris-setosa: 0.40, Iris-versicolor: 0.27, Iris-virginica: 0.33,</text:span></text:p>
            <text:p text:style-name="P7"><text:span text:style-name="T1">Bins: 3</text:span></text:p>
            <text:p text:style-name="P7"><text:span text:style-name="T1"><text:s text:c="3"/>(4.70, 0.83), (2.40, 0.53), (1.20, 1.53), (0.10, 0.73),</text:span></text:p>
            <text:p text:style-name="P7"><text:span text:style-name="T1">Error Percent: 0.16</text:span></text:p>
            <text:p text:style-name="P7"><text:span text:style-name="T1"></text:span></text:p>
            <text:p text:style-name="P7"><text:span text:style-name="T1">===============</text:span></text:p>
            <text:p text:style-name="P7"><text:span text:style-name="T1"></text:span></text:p>
            <text:p text:style-name="P7"><text:span text:style-name="T1">Training: 15</text:span></text:p>
            <text:p text:style-name="P7"><text:span text:style-name="T1"><text:s text:c="3"/>Iris-setosa: 0.60, Iris-versicolor: 0.33, Iris-virginica: 0.07,</text:span></text:p>
            <text:p text:style-name="P7"><text:span text:style-name="T1">Bins: 3</text:span></text:p>
            <text:p text:style-name="P7"><text:span text:style-name="T1"><text:s text:c="3"/>(4.30, 0.73), (2.00, 0.80), (1.10, 1.47), (0.10, 0.57),</text:span></text:p>
            <text:p text:style-name="P7"><text:span text:style-name="T1">Error Percent: 0.27</text:span></text:p>
            <text:p text:style-name="P7"><text:span text:style-name="T1"></text:span></text:p>
            <text:p text:style-name="P7"><text:span text:style-name="T1">===============</text:span></text:p>
          </table:table-cell>
          <table:table-cell table:style-name="Table1.A2" office:value-type="string">
            <text:p text:style-name="P7"><text:span text:style-name="T1">Training: 45</text:span></text:p>
            <text:p text:style-name="P7"><text:span text:style-name="T1"><text:s text:c="3"/>Iris-setosa: 0.36, Iris-versicolor: 0.36, Iris-virginica: 0.29,</text:span></text:p>
            <text:p text:style-name="P7"><text:span text:style-name="T1">Bins: 3</text:span></text:p>
            <text:p text:style-name="P7"><text:span text:style-name="T1"><text:s text:c="3"/>(4.30, 1.13), (2.00, 0.70), (1.10, 1.93), (0.10, 0.80),</text:span></text:p>
            <text:p text:style-name="P7"><text:span text:style-name="T1">Error Percent: 0.10</text:span></text:p>
            <text:p text:style-name="P7"><text:span text:style-name="T1"></text:span></text:p>
            <text:p text:style-name="P7"><text:span text:style-name="T1">===============</text:span></text:p>
            <text:p text:style-name="P7"><text:span text:style-name="T1"></text:span></text:p>
            <text:p text:style-name="P7"><text:span text:style-name="T1">Training: 45</text:span></text:p>
            <text:p text:style-name="P7"><text:span text:style-name="T1"><text:s text:c="3"/>Iris-setosa: 0.29, Iris-versicolor: 0.36, Iris-virginica: 0.36,</text:span></text:p>
            <text:p text:style-name="P7"><text:span text:style-name="T1">Bins: 3</text:span></text:p>
            <text:p text:style-name="P7"><text:span text:style-name="T1"><text:s text:c="3"/>(4.40, 1.17), (2.00, 0.80), (1.30, 1.87), (0.10, 0.80),</text:span></text:p>
            <text:p text:style-name="P7"><text:span text:style-name="T1">Error Percent: 0.07</text:span></text:p>
            <text:p text:style-name="P7"><text:span text:style-name="T1"></text:span></text:p>
            <text:p text:style-name="P7"><text:span text:style-name="T1">===============</text:span></text:p>
            <text:p text:style-name="P7"><text:soft-page-break/><text:span text:style-name="T1"></text:span></text:p>
            <text:p text:style-name="P7"><text:span text:style-name="T1">Training: 45</text:span></text:p>
            <text:p text:style-name="P7"><text:span text:style-name="T1"><text:s text:c="3"/>Iris-setosa: 0.18, Iris-versicolor: 0.36, Iris-virginica: 0.47,</text:span></text:p>
            <text:p text:style-name="P7"><text:span text:style-name="T1">Bins: 3</text:span></text:p>
            <text:p text:style-name="P7"><text:span text:style-name="T1"><text:s text:c="3"/>(4.30, 1.13), (2.00, 0.60), (1.00, 1.97), (0.10, 0.80),</text:span></text:p>
            <text:p text:style-name="P7"><text:span text:style-name="T1">Error Percent: 0.03</text:span></text:p>
            <text:p text:style-name="P7"><text:span text:style-name="T1"></text:span></text:p>
            <text:p text:style-name="P7"><text:span text:style-name="T1">===============</text:span></text:p>
            <text:p text:style-name="P7"><text:span text:style-name="T1"></text:span></text:p>
            <text:p text:style-name="P7"><text:span text:style-name="T1">Training: 45</text:span></text:p>
            <text:p text:style-name="P7"><text:span text:style-name="T1"><text:s text:c="3"/>Iris-setosa: 0.31, Iris-versicolor: 0.42, Iris-virginica: 0.27,</text:span></text:p>
            <text:p text:style-name="P7"><text:span text:style-name="T1">Bins: 3</text:span></text:p>
            <text:p text:style-name="P7"><text:span text:style-name="T1"><text:s text:c="3"/>(4.30, 1.00), (2.30, 0.70), (1.10, 1.73), (0.10, 0.80),</text:span></text:p>
            <text:p text:style-name="P7"><text:span text:style-name="T1">Error Percent: 0.08</text:span></text:p>
            <text:p text:style-name="P7"><text:span text:style-name="T1"></text:span></text:p>
            <text:p text:style-name="P7"><text:span text:style-name="T1">===============</text:span></text:p>
            <text:p text:style-name="P7"><text:span text:style-name="T1"></text:span></text:p>
            <text:p text:style-name="P7"><text:span text:style-name="T1">Training: 45</text:span></text:p>
            <text:p text:style-name="P7"><text:span text:style-name="T1"><text:s text:c="3"/>Iris-setosa: 0.29, Iris-versicolor: 0.38, Iris-virginica: 0.33,</text:span></text:p>
            <text:p text:style-name="P7"><text:span text:style-name="T1">Bins: 3</text:span></text:p>
            <text:p text:style-name="P7"><text:span text:style-name="T1"><text:s text:c="3"/>(4.40, 1.10), (2.20, 0.73), (1.30, 1.80), (0.10, 0.80),</text:span></text:p>
            <text:p text:style-name="P7"><text:span text:style-name="T1">Error Percent: 0.05</text:span></text:p>
            <text:p text:style-name="P7"><text:span text:style-name="T1"></text:span></text:p>
            <text:p text:style-name="P7"><text:span text:style-name="T1">===============</text:span></text:p>
            <text:p text:style-name="P7"><text:span text:style-name="T1"></text:span></text:p>
            <text:p text:style-name="P7"><text:span text:style-name="T1">Training: 45</text:span></text:p>
            <text:p text:style-name="P7"><text:span text:style-name="T1"><text:s text:c="3"/>Iris-setosa: 0.33, Iris-versicolor: 0.36, Iris-virginica: 0.31,</text:span></text:p>
            <text:p text:style-name="P7"><text:span text:style-name="T1">Bins: 3</text:span></text:p>
            <text:p text:style-name="P7"><text:span text:style-name="T1"><text:s text:c="3"/>(4.40, 1.17), (2.20, 0.60), (1.20, 1.90), (0.10, 0.80),</text:span></text:p>
            <text:p text:style-name="P7"><text:span text:style-name="T1">Error Percent: 0.10</text:span></text:p>
            <text:p text:style-name="P7"><text:span text:style-name="T1"></text:span></text:p>
            <text:p text:style-name="P7"><text:span text:style-name="T1">===============</text:span></text:p>
            <text:p text:style-name="P7"><text:span text:style-name="T1"></text:span></text:p>
            <text:p text:style-name="P7"><text:span text:style-name="T1">Training: 45</text:span></text:p>
            <text:p text:style-name="P7"><text:span text:style-name="T1"><text:s text:c="3"/>Iris-setosa: 0.38, Iris-versicolor: 0.36, Iris-virginica: 0.27,</text:span></text:p>
            <text:p text:style-name="P7"><text:span text:style-name="T1">Bins: 3</text:span></text:p>
            <text:p text:style-name="P7"><text:span text:style-name="T1"><text:s text:c="3"/>(4.40, 1.07), (2.20, 0.73), (1.00, 1.87), (0.10, 0.77),</text:span></text:p>
            <text:p text:style-name="P7"><text:span text:style-name="T1">Error Percent: 0.06</text:span></text:p>
            <text:p text:style-name="P7"><text:span text:style-name="T1"></text:span></text:p>
            <text:p text:style-name="P7"><text:span text:style-name="T1">===============</text:span></text:p>
            <text:p text:style-name="P7"><text:span text:style-name="T1"></text:span></text:p>
            <text:p text:style-name="P7"><text:span text:style-name="T1">Training: 45</text:span></text:p>
            <text:p text:style-name="P7"><text:span text:style-name="T1"><text:s text:c="3"/>Iris-setosa: 0.40, Iris-versicolor: 0.22, Iris-virginica: 0.38,</text:span></text:p>
            <text:p text:style-name="P7"><text:span text:style-name="T1">Bins: 3</text:span></text:p>
            <text:p text:style-name="P7"><text:soft-page-break/><text:span text:style-name="T1"><text:s text:c="3"/>(4.40, 1.10), (2.20, 0.67), (1.20, 1.70), (0.20, 0.70),</text:span></text:p>
            <text:p text:style-name="P7"><text:span text:style-name="T1">Error Percent: 0.10</text:span></text:p>
            <text:p text:style-name="P7"><text:span text:style-name="T1"></text:span></text:p>
            <text:p text:style-name="P7"><text:span text:style-name="T1">===============</text:span></text:p>
            <text:p text:style-name="P7"><text:span text:style-name="T1"></text:span></text:p>
            <text:p text:style-name="P7"><text:span text:style-name="T1">Training: 45</text:span></text:p>
            <text:p text:style-name="P7"><text:span text:style-name="T1"><text:s text:c="3"/>Iris-setosa: 0.38, Iris-versicolor: 0.24, Iris-virginica: 0.38,</text:span></text:p>
            <text:p text:style-name="P7"><text:span text:style-name="T1">Bins: 3</text:span></text:p>
            <text:p text:style-name="P7"><text:span text:style-name="T1"><text:s text:c="3"/>(4.30, 1.13), (2.20, 0.73), (1.10, 1.93), (0.10, 0.77),</text:span></text:p>
            <text:p text:style-name="P7"><text:span text:style-name="T1">Error Percent: 0.04</text:span></text:p>
            <text:p text:style-name="P7"><text:span text:style-name="T1"></text:span></text:p>
            <text:p text:style-name="P7"><text:span text:style-name="T1">===============</text:span></text:p>
            <text:p text:style-name="P7"><text:span text:style-name="T1"></text:span></text:p>
            <text:p text:style-name="P7"><text:span text:style-name="T1">Training: 45</text:span></text:p>
            <text:p text:style-name="P7"><text:span text:style-name="T1"><text:s text:c="3"/>Iris-setosa: 0.38, Iris-versicolor: 0.33, Iris-virginica: 0.29,</text:span></text:p>
            <text:p text:style-name="P7"><text:span text:style-name="T1">Bins: 3</text:span></text:p>
            <text:p text:style-name="P7"><text:span text:style-name="T1"><text:s text:c="3"/>(4.60, 1.03), (2.20, 0.67), (1.20, 1.83), (0.20, 0.70),</text:span></text:p>
            <text:p text:style-name="P7"><text:span text:style-name="T1">Error Percent: 0.10</text:span></text:p>
            <text:p text:style-name="P7"><text:span text:style-name="T1"></text:span></text:p>
            <text:p text:style-name="P7"><text:span text:style-name="T1">===============</text:span></text:p>
          </table:table-cell>
          <table:table-cell table:style-name="Table1.C2" office:value-type="string">
            <text:p text:style-name="P7"><text:span text:style-name="T1">Training: 75</text:span></text:p>
            <text:p text:style-name="P7"><text:span text:style-name="T1"><text:s text:c="3"/>Iris-setosa: 0.36, Iris-versicolor: 0.39, Iris-virginica: 0.25,</text:span></text:p>
            <text:p text:style-name="P7"><text:span text:style-name="T1">Bins: 3</text:span></text:p>
            <text:p text:style-name="P7"><text:span text:style-name="T1"><text:s text:c="3"/>(4.30, 1.13), (2.00, 0.70), (1.00, 1.90), (0.10, 0.73),</text:span></text:p>
            <text:p text:style-name="P7"><text:span text:style-name="T1">Error Percent: 0.16</text:span></text:p>
            <text:p text:style-name="P7"><text:span text:style-name="T1"></text:span></text:p>
            <text:p text:style-name="P7"><text:span text:style-name="T1">===============</text:span></text:p>
            <text:p text:style-name="P7"><text:span text:style-name="T1"></text:span></text:p>
            <text:p text:style-name="P7"><text:span text:style-name="T1">Training: 75</text:span></text:p>
            <text:p text:style-name="P7"><text:span text:style-name="T1"><text:s text:c="3"/>Iris-setosa: 0.33, Iris-versicolor: 0.39, Iris-virginica: 0.28,</text:span></text:p>
            <text:p text:style-name="P7"><text:span text:style-name="T1">Bins: 3</text:span></text:p>
            <text:p text:style-name="P7"><text:span text:style-name="T1"><text:s text:c="3"/>(4.30, 1.13), (2.00, 0.80), (1.00, 1.70), (0.10, 0.77),</text:span></text:p>
            <text:p text:style-name="P7"><text:span text:style-name="T1">Error Percent: 0.07</text:span></text:p>
            <text:p text:style-name="P7"><text:span text:style-name="T1"></text:span></text:p>
            <text:p text:style-name="P7"><text:span text:style-name="T1">===============</text:span></text:p>
            <text:p text:style-name="P7"><text:soft-page-break/><text:span text:style-name="T1"></text:span></text:p>
            <text:p text:style-name="P7"><text:span text:style-name="T1">Training: 75</text:span></text:p>
            <text:p text:style-name="P7"><text:span text:style-name="T1"><text:s text:c="3"/>Iris-setosa: 0.29, Iris-versicolor: 0.35, Iris-virginica: 0.36,</text:span></text:p>
            <text:p text:style-name="P7"><text:span text:style-name="T1">Bins: 3</text:span></text:p>
            <text:p text:style-name="P7"><text:span text:style-name="T1"><text:s text:c="3"/>(4.40, 1.10), (2.20, 0.73), (1.20, 1.90), (0.10, 0.80),</text:span></text:p>
            <text:p text:style-name="P7"><text:span text:style-name="T1">Error Percent: 0.03</text:span></text:p>
            <text:p text:style-name="P7"><text:span text:style-name="T1"></text:span></text:p>
            <text:p text:style-name="P7"><text:span text:style-name="T1">===============</text:span></text:p>
            <text:p text:style-name="P7"><text:span text:style-name="T1"></text:span></text:p>
            <text:p text:style-name="P7"><text:span text:style-name="T1">Training: 75</text:span></text:p>
            <text:p text:style-name="P7"><text:span text:style-name="T1"><text:s text:c="3"/>Iris-setosa: 0.33, Iris-versicolor: 0.39, Iris-virginica: 0.28,</text:span></text:p>
            <text:p text:style-name="P7"><text:span text:style-name="T1">Bins: 3</text:span></text:p>
            <text:p text:style-name="P7"><text:span text:style-name="T1"><text:s text:c="3"/>(4.40, 1.17), (2.00, 0.70), (1.00, 1.90), (0.10, 0.80),</text:span></text:p>
            <text:p text:style-name="P7"><text:span text:style-name="T1">Error Percent: 0.08</text:span></text:p>
            <text:p text:style-name="P7"><text:span text:style-name="T1"></text:span></text:p>
            <text:p text:style-name="P7"><text:span text:style-name="T1">===============</text:span></text:p>
            <text:p text:style-name="P7"><text:span text:style-name="T1"></text:span></text:p>
            <text:p text:style-name="P7"><text:span text:style-name="T1">Training: 75</text:span></text:p>
            <text:p text:style-name="P7"><text:span text:style-name="T1"><text:s text:c="3"/>Iris-setosa: 0.35, Iris-versicolor: 0.36, Iris-virginica: 0.29,</text:span></text:p>
            <text:p text:style-name="P7"><text:span text:style-name="T1">Bins: 3</text:span></text:p>
            <text:p text:style-name="P7"><text:span text:style-name="T1"><text:s text:c="3"/>(4.30, 1.13), (2.00, 0.80), (1.10, 1.93), (0.10, 0.73),</text:span></text:p>
            <text:p text:style-name="P7"><text:span text:style-name="T1">Error Percent: 0.09</text:span></text:p>
            <text:p text:style-name="P7"><text:span text:style-name="T1"></text:span></text:p>
            <text:p text:style-name="P7"><text:span text:style-name="T1">===============</text:span></text:p>
            <text:p text:style-name="P7"><text:span text:style-name="T1"></text:span></text:p>
            <text:p text:style-name="P7"><text:span text:style-name="T1">Training: 75</text:span></text:p>
            <text:p text:style-name="P7"><text:span text:style-name="T1"><text:s text:c="3"/>Iris-setosa: 0.32, Iris-versicolor: 0.36, Iris-virginica: 0.32,</text:span></text:p>
            <text:p text:style-name="P7"><text:span text:style-name="T1">Bins: 3</text:span></text:p>
            <text:p text:style-name="P7"><text:span text:style-name="T1"><text:s text:c="3"/>(4.40, 1.17), (2.00, 0.70), (1.20, 1.83), (0.10, 0.80),</text:span></text:p>
            <text:p text:style-name="P7"><text:span text:style-name="T1">Error Percent: 0.05</text:span></text:p>
            <text:p text:style-name="P7"><text:span text:style-name="T1"></text:span></text:p>
            <text:p text:style-name="P7"><text:span text:style-name="T1">===============</text:span></text:p>
            <text:p text:style-name="P7"><text:span text:style-name="T1"></text:span></text:p>
            <text:p text:style-name="P7"><text:span text:style-name="T1">Training: 75</text:span></text:p>
            <text:p text:style-name="P7"><text:span text:style-name="T1"><text:s text:c="3"/>Iris-setosa: 0.33, Iris-versicolor: 0.31, Iris-virginica: 0.36,</text:span></text:p>
            <text:p text:style-name="P7"><text:span text:style-name="T1">Bins: 3</text:span></text:p>
            <text:p text:style-name="P7"><text:span text:style-name="T1"><text:s text:c="3"/>(4.40, 1.17), (2.20, 0.67), (1.20, 1.83), (0.10, 0.80),</text:span></text:p>
            <text:p text:style-name="P7"><text:span text:style-name="T1">Error Percent: 0.07</text:span></text:p>
            <text:p text:style-name="P7"><text:span text:style-name="T1"></text:span></text:p>
            <text:p text:style-name="P7"><text:span text:style-name="T1">===============</text:span></text:p>
            <text:p text:style-name="P7"><text:span text:style-name="T1"></text:span></text:p>
            <text:p text:style-name="P7"><text:span text:style-name="T1">Training: 75</text:span></text:p>
            <text:p text:style-name="P7"><text:span text:style-name="T1"><text:s text:c="3"/>Iris-setosa: 0.29, Iris-versicolor: 0.37, Iris-virginica: 0.33,</text:span></text:p>
            <text:p text:style-name="P7"><text:span text:style-name="T1">Bins: 3</text:span></text:p>
            <text:p text:style-name="P7"><text:soft-page-break/><text:span text:style-name="T1"><text:s text:c="3"/>(4.40, 1.17), (2.00, 0.63), (1.30, 1.80), (0.10, 0.80),</text:span></text:p>
            <text:p text:style-name="P7"><text:span text:style-name="T1">Error Percent: 0.09</text:span></text:p>
            <text:p text:style-name="P7"><text:span text:style-name="T1"></text:span></text:p>
            <text:p text:style-name="P7"><text:span text:style-name="T1">===============</text:span></text:p>
            <text:p text:style-name="P7"><text:span text:style-name="T1"></text:span></text:p>
            <text:p text:style-name="P7"><text:span text:style-name="T1">Training: 75</text:span></text:p>
            <text:p text:style-name="P7"><text:span text:style-name="T1"><text:s text:c="3"/>Iris-setosa: 0.32, Iris-versicolor: 0.29, Iris-virginica: 0.39,</text:span></text:p>
            <text:p text:style-name="P7"><text:span text:style-name="T1">Bins: 3</text:span></text:p>
            <text:p text:style-name="P7"><text:span text:style-name="T1"><text:s text:c="3"/>(4.30, 1.20), (2.20, 0.73), (1.10, 1.93), (0.10, 0.80),</text:span></text:p>
            <text:p text:style-name="P7"><text:span text:style-name="T1">Error Percent: 0.08</text:span></text:p>
            <text:p text:style-name="P7"><text:span text:style-name="T1"></text:span></text:p>
            <text:p text:style-name="P7"><text:span text:style-name="T1">===============</text:span></text:p>
            <text:p text:style-name="P7"><text:span text:style-name="T1"></text:span></text:p>
            <text:p text:style-name="P7"><text:span text:style-name="T1">Training: 75</text:span></text:p>
            <text:p text:style-name="P7"><text:span text:style-name="T1"><text:s text:c="3"/>Iris-setosa: 0.33, Iris-versicolor: 0.33, Iris-virginica: 0.33,</text:span></text:p>
            <text:p text:style-name="P7"><text:span text:style-name="T1">Bins: 3</text:span></text:p>
            <text:p text:style-name="P7"><text:span text:style-name="T1"><text:s text:c="3"/>(4.30, 1.20), (2.00, 0.70), (1.10, 1.93), (0.10, 0.77),</text:span></text:p>
            <text:p text:style-name="P7"><text:span text:style-name="T1">Error Percent: 0.07</text:span></text:p>
            <text:p text:style-name="P7"><text:span text:style-name="T1"></text:span></text:p>
            <text:p text:style-name="P7"><text:span text:style-name="T1">===============</text:span></text:p>
          </table:table-cell>
        </table:table-row>
        <table:table-row>
          <table:table-cell table:style-name="Table1.A2" office:value-type="string">
            <text:p text:style-name="P6"><text:span text:style-name="T1">AVERAGE = 0.164</text:span></text:p>
          </table:table-cell>
          <table:table-cell table:style-name="Table1.A2" office:value-type="string">
            <text:p text:style-name="P6"><text:span text:style-name="T1">AVERAGE = 0.071</text:span></text:p>
          </table:table-cell>
          <table:table-cell table:style-name="Table1.C2" office:value-type="string">
            <text:p text:style-name="P8"><text:span text:style-name="T1">AVERAGE = 0.079</text:span></text:p>
          </table:table-cell>
        </table:table-row>
      </table:table>
      <text:p text:style-name="P2"><text:span text:style-name="T2"/></text:p>
      <text:p text:style-name="P4"><text:span text:style-name="T5">import sys</text:span></text:p>
      <text:p text:style-name="P4"><text:span text:style-name="T5">import re</text:span></text:p>
      <text:p text:style-name="P4"><text:span text:style-name="T5">import csv</text:span></text:p>
      <text:p text:style-name="P4"><text:span text:style-name="T5">import random</text:span></text:p>
      <text:p text:style-name="P4"><text:span text:style-name="T5">import math</text:span></text:p>
      <text:p text:style-name="P4"><text:span text:style-name="T5"></text:span></text:p>
      <text:p text:style-name="P4"><text:span text:style-name="T5">class Naive_Bayes:</text:span></text:p>
      <text:p text:style-name="P4"><text:span text:style-name="T5"><text:s text:c="4"/>def __init__(self, training_dict, classes, training, bins, n_bins, data):</text:span></text:p>
      <text:p text:style-name="P4"><text:span text:style-name="T5"><text:s text:c="8"/>self.training_dict = training_dict</text:span></text:p>
      <text:p text:style-name="P4"><text:span text:style-name="T5"><text:s text:c="8"/>self.training = training</text:span></text:p>
      <text:p text:style-name="P4"><text:span text:style-name="T5"><text:s text:c="8"/>self.classes = classes</text:span></text:p>
      <text:p text:style-name="P4"><text:span text:style-name="T5"><text:s text:c="8"/>self.bins = bins</text:span></text:p>
      <text:p text:style-name="P4"><text:span text:style-name="T5"><text:s text:c="8"/>self.data = data</text:span></text:p>
      <text:p text:style-name="P4"><text:span text:style-name="T5"><text:s text:c="8"/>self.n_bins = n_bins</text:span></text:p>
      <text:p text:style-name="P4"><text:span text:style-name="T5"><text:s text:c="8"/>self.n_attribs = len(bins)</text:span></text:p>
      <text:p text:style-name="P4"><text:span text:style-name="T5"><text:s text:c="8"/>self.n_classes = len(training_dict)</text:span></text:p>
      <text:p text:style-name="P4"><text:span text:style-name="T5"><text:s text:c="8"/>self.class_totals = []</text:span></text:p>
      <text:p text:style-name="P4"><text:span text:style-name="T5"><text:s text:c="8"/>for cl in classes:</text:span></text:p>
      <text:p text:style-name="P4"><text:span text:style-name="T5"><text:s text:c="12"/>self.class_totals.append(len(training_dict[cl]))</text:span></text:p>
      <text:p text:style-name="P4"><text:span text:style-name="T5"><text:s text:c="8"/>self.training_size = sum(self.class_totals)</text:span></text:p>
      <text:p text:style-name="P4"><text:span text:style-name="T5"></text:span></text:p>
      <text:p text:style-name="P4"><text:span text:style-name="T5"><text:s text:c="4"/>def cond_prob(self, feature, value, cl):</text:span></text:p>
      <text:p text:style-name="P4"><text:span text:style-name="T5"><text:s text:c="8"/>b = int((value-self.bins[feature][0])/self.bins[feature][1])</text:span></text:p>
      <text:p text:style-name="P4"><text:span text:style-name="T5"><text:s text:c="8"/>if b &gt;= self.n_bins: b = self.n_bins-1</text:span></text:p>
      <text:p text:style-name="P4"><text:span text:style-name="T5"><text:s text:c="8"/>if b &lt; 0: b = 0</text:span></text:p>
      <text:p text:style-name="P4"><text:span text:style-name="T5"><text:s text:c="8"/>if self.class_totals[cl] == 0: return 0</text:span></text:p>
      <text:p text:style-name="P4"><text:span text:style-name="T5"><text:s text:c="8"/>return float(self.data[cl][feature][b])/float(self.class_totals[cl])</text:span></text:p>
      <text:p text:style-name="P4"><text:span text:style-name="T5"></text:span></text:p>
      <text:p text:style-name="P4"><text:span text:style-name="T5"><text:s text:c="4"/>def class_prob(self, test, cl):</text:span></text:p>
      <text:p text:style-name="P4"><text:span text:style-name="T5"><text:s text:c="8"/>prob = float(self.class_totals[cl])/self.training_size</text:span></text:p>
      <text:p text:style-name="P4"><text:span text:style-name="T5"><text:s text:c="8"/>for i in range(0, self.n_attribs):</text:span></text:p>
      <text:p text:style-name="P4"><text:span text:style-name="T5"><text:s text:c="12"/>prob *= self.cond_prob(i, test[i], cl)</text:span></text:p>
      <text:p text:style-name="P4"><text:soft-page-break/><text:span text:style-name="T5"><text:s text:c="8"/>return prob</text:span></text:p>
      <text:p text:style-name="P4"><text:span text:style-name="T5"></text:span></text:p>
      <text:p text:style-name="P4"><text:span text:style-name="T5"><text:s text:c="4"/>def label(self, test):</text:span></text:p>
      <text:p text:style-name="P4"><text:span text:style-name="T5"><text:s text:c="8"/>probs = []</text:span></text:p>
      <text:p text:style-name="P4"><text:span text:style-name="T5"><text:s text:c="8"/>test_bins = []</text:span></text:p>
      <text:p text:style-name="P4"><text:span text:style-name="T5"><text:s text:c="8"/>i = 0</text:span></text:p>
      <text:p text:style-name="P4"><text:span text:style-name="T5"><text:s text:c="8"/>for i in range(0, self.n_classes):</text:span></text:p>
      <text:p text:style-name="P4"><text:span text:style-name="T5"><text:s text:c="12"/>prob = self.class_prob(test, i)</text:span></text:p>
      <text:p text:style-name="P4"><text:span text:style-name="T5"><text:s text:c="12"/>probs.append(prob)</text:span></text:p>
      <text:p text:style-name="P4"><text:span text:style-name="T5"><text:s text:c="8"/>return (self.classes[probs.index(max(probs))], max(probs))</text:span></text:p>
      <text:p text:style-name="P4"><text:span text:style-name="T5"></text:span></text:p>
      <text:p text:style-name="P4"><text:span text:style-name="T5"><text:s text:c="4"/>def get_statistics(self):</text:span></text:p>
      <text:p text:style-name="P4"><text:span text:style-name="T5"><text:s text:c="8"/>tabs = ' ' * 3</text:span></text:p>
      <text:p text:style-name="P4"><text:span text:style-name="T5"><text:s text:c="8"/>string <text:s/>= 'Training: ' + str(self.training_size) + '\n'</text:span></text:p>
      <text:p text:style-name="P4"><text:span text:style-name="T5"><text:s text:c="8"/>string += ' <text:s/>'</text:span></text:p>
      <text:p text:style-name="P4"><text:span text:style-name="T5"><text:s text:c="8"/>for cl in self.classes:</text:span></text:p>
      <text:p text:style-name="P4"><text:span text:style-name="T5"><text:s text:c="12"/>string += ' ' + cl + (': %.2f' % (float(len(self.training_dict[cl]))/self.training_size)) + ','</text:span></text:p>
      <text:p text:style-name="P4"><text:span text:style-name="T5"><text:s text:c="8"/>string += '\nBins: ' + str(self.n_bins) + '\n'</text:span></text:p>
      <text:p text:style-name="P4"><text:span text:style-name="T5"><text:s text:c="8"/>string += ' <text:s/>'</text:span></text:p>
      <text:p text:style-name="P4"><text:span text:style-name="T5"><text:s text:c="8"/>for bin in self.bins:</text:span></text:p>
      <text:p text:style-name="P4"><text:span text:style-name="T5"><text:s text:c="12"/>string += ' ' + '({0:.2f}, {1:.2f}),'.format(bin[0], bin[1])</text:span></text:p>
      <text:p text:style-name="P4"><text:span text:style-name="T5"><text:s text:c="8"/>return string</text:span></text:p>
      <text:p text:style-name="P4"><text:span text:style-name="T5"></text:span></text:p>
      <text:p text:style-name="P4"><text:span text:style-name="T5"></text:span></text:p>
      <text:p text:style-name="P4"><text:span text:style-name="T5">def read_data(file):</text:span></text:p>
      <text:p text:style-name="P4"><text:span text:style-name="T5"><text:s text:c="4"/>data = []</text:span></text:p>
      <text:p text:style-name="P4"><text:span text:style-name="T5"><text:s text:c="4"/>labels = []</text:span></text:p>
      <text:p text:style-name="P4"><text:span text:style-name="T5"><text:s text:c="4"/>f = open(file, 'rb')</text:span></text:p>
      <text:p text:style-name="P4"><text:span text:style-name="T5"><text:s text:c="4"/>return csv.reader(f)</text:span></text:p>
      <text:p text:style-name="P4"><text:span text:style-name="T5"></text:span></text:p>
      <text:p text:style-name="P4"><text:span text:style-name="T5">def parse_data(reader):</text:span></text:p>
      <text:p text:style-name="P4"><text:span text:style-name="T5"><text:s text:c="4"/>data = []</text:span></text:p>
      <text:p text:style-name="P4"><text:span text:style-name="T5"><text:s text:c="4"/>labels = []</text:span></text:p>
      <text:p text:style-name="P4"><text:span text:style-name="T5"><text:s text:c="4"/>for row in reader:</text:span></text:p>
      <text:p text:style-name="P4"><text:span text:style-name="T5"><text:s text:c="8"/>data.append(map(float, row[0:4]))</text:span></text:p>
      <text:p text:style-name="P4"><text:span text:style-name="T5"><text:s text:c="8"/>labels.append(row[4])</text:span></text:p>
      <text:p text:style-name="P4"><text:span text:style-name="T5"><text:s text:c="4"/>return zip(data, labels)</text:span></text:p>
      <text:p text:style-name="P4"><text:span text:style-name="T5"></text:span></text:p>
      <text:p text:style-name="P4"><text:span text:style-name="T5">def pick_training_set(data, percent):</text:span></text:p>
      <text:p text:style-name="P4"><text:span text:style-name="T5"><text:s text:c="4"/>n = int(percent*len(data))</text:span></text:p>
      <text:p text:style-name="P4"><text:span text:style-name="T5"><text:s text:c="4"/>return random.sample(data, n)</text:span></text:p>
      <text:p text:style-name="P4"><text:span text:style-name="T5"></text:span></text:p>
      <text:p text:style-name="P4"><text:span text:style-name="T5">def find_classes(data):</text:span></text:p>
      <text:p text:style-name="P4"><text:span text:style-name="T5"><text:s text:c="4"/>classes = []</text:span></text:p>
      <text:p text:style-name="P4"><text:span text:style-name="T5"><text:s text:c="4"/>for dat in data:</text:span></text:p>
      <text:p text:style-name="P4"><text:span text:style-name="T5"><text:s text:c="8"/>a, s = dat</text:span></text:p>
      <text:p text:style-name="P4"><text:span text:style-name="T5"><text:s text:c="8"/>if not s in classes:</text:span></text:p>
      <text:p text:style-name="P4"><text:span text:style-name="T5"><text:s text:c="12"/>classes.append(s)</text:span></text:p>
      <text:p text:style-name="P4"><text:span text:style-name="T5"><text:s text:c="4"/>return classes </text:span></text:p>
      <text:p text:style-name="P4"><text:span text:style-name="T5"></text:span></text:p>
      <text:p text:style-name="P4"><text:span text:style-name="T5">def make_class_dict(training, classes):</text:span></text:p>
      <text:p text:style-name="P4"><text:span text:style-name="T5"><text:s text:c="4"/># attribs = len(training[0])</text:span></text:p>
      <text:p text:style-name="P4"><text:span text:style-name="T5"><text:s text:c="4"/>num_classes = len(classes)</text:span></text:p>
      <text:p text:style-name="P4"><text:span text:style-name="T5"><text:s text:c="4"/>empty = []</text:span></text:p>
      <text:p text:style-name="P4"><text:span text:style-name="T5"><text:s text:c="4"/>for i in range(0, num_classes):</text:span></text:p>
      <text:p text:style-name="P4"><text:span text:style-name="T5"><text:s text:c="8"/>empty.append([])</text:span></text:p>
      <text:p text:style-name="P4"><text:span text:style-name="T5"><text:s text:c="4"/>temp = dict(zip(classes, empty))</text:span></text:p>
      <text:p text:style-name="P4"><text:span text:style-name="T5"><text:s text:c="4"/>for c in classes:</text:span></text:p>
      <text:p text:style-name="P4"><text:span text:style-name="T5"><text:s text:c="8"/>for el in training:</text:span></text:p>
      <text:p text:style-name="P4"><text:span text:style-name="T5"><text:s text:c="12"/>a, s = el</text:span></text:p>
      <text:p text:style-name="P4"><text:span text:style-name="T5"><text:s text:c="12"/>if s == c:</text:span></text:p>
      <text:p text:style-name="P4"><text:span text:style-name="T5"><text:s text:c="16"/>temp[c].append(a)</text:span></text:p>
      <text:p text:style-name="P4"><text:span text:style-name="T5"><text:s text:c="4"/>return temp</text:span></text:p>
      <text:p text:style-name="P4"><text:span text:style-name="T5"></text:span></text:p>
      <text:p text:style-name="P4"><text:span text:style-name="T5">def make_naive_bayes(training, classes, bins):</text:span></text:p>
      <text:p text:style-name="P4"><text:soft-page-break/><text:span text:style-name="T5"><text:s text:c="4"/>b_dic = make_class_dict(training, classes)</text:span></text:p>
      <text:p text:style-name="P4"><text:span text:style-name="T5"><text:s text:c="4"/>if(bins == 0):</text:span></text:p>
      <text:p text:style-name="P4"><text:span text:style-name="T5"><text:s text:c="8"/># n_bins = int(1 + math.log(len(training), 2))</text:span></text:p>
      <text:p text:style-name="P4"><text:span text:style-name="T5"><text:s text:c="8"/>n_bins = 3</text:span></text:p>
      <text:p text:style-name="P4"><text:span text:style-name="T5"><text:s text:c="4"/>else:</text:span></text:p>
      <text:p text:style-name="P4"><text:span text:style-name="T5"><text:s text:c="8"/>n_bins = bins</text:span></text:p>
      <text:p text:style-name="P4"><text:span text:style-name="T5"><text:s text:c="4"/>bins = []</text:span></text:p>
      <text:p text:style-name="P4"><text:span text:style-name="T5"><text:s text:c="4"/>bayes = []</text:span></text:p>
      <text:p text:style-name="P4"><text:span text:style-name="T5"><text:s text:c="4"/>n_attribs = len(training[0][0])</text:span></text:p>
      <text:p text:style-name="P4"><text:span text:style-name="T5"><text:s text:c="4"/>for i in range(0, n_attribs):</text:span></text:p>
      <text:p text:style-name="P4"><text:span text:style-name="T5"><text:s text:c="8"/>small = 1e20</text:span></text:p>
      <text:p text:style-name="P4"><text:span text:style-name="T5"><text:s text:c="8"/>big = -1e20</text:span></text:p>
      <text:p text:style-name="P4"><text:span text:style-name="T5"><text:s text:c="8"/>for el in training:</text:span></text:p>
      <text:p text:style-name="P4"><text:span text:style-name="T5"><text:s text:c="12"/>if el[0][i] &lt; small:</text:span></text:p>
      <text:p text:style-name="P4"><text:span text:style-name="T5"><text:s text:c="16"/>small = el[0][i]</text:span></text:p>
      <text:p text:style-name="P4"><text:span text:style-name="T5"><text:s text:c="12"/>if el[0][i] &gt; big:</text:span></text:p>
      <text:p text:style-name="P4"><text:span text:style-name="T5"><text:s text:c="16"/>big = el[0][i]</text:span></text:p>
      <text:p text:style-name="P4"><text:span text:style-name="T5"><text:s text:c="8"/>bin_length = (big-small)/n_bins</text:span></text:p>
      <text:p text:style-name="P4"><text:span text:style-name="T5"><text:s text:c="8"/>bins.append((small, bin_length))</text:span></text:p>
      <text:p text:style-name="P4"><text:span text:style-name="T5"><text:s text:c="4"/>for cla in classes:</text:span></text:p>
      <text:p text:style-name="P4"><text:span text:style-name="T5"><text:s text:c="8"/>value = b_dic[cla]</text:span></text:p>
      <text:p text:style-name="P4"><text:span text:style-name="T5"><text:s text:c="8"/>temp = []</text:span></text:p>
      <text:p text:style-name="P4"><text:span text:style-name="T5"><text:s text:c="8"/>for i in range(0, n_attribs):</text:span></text:p>
      <text:p text:style-name="P4"><text:span text:style-name="T5"><text:s text:c="12"/>temp2 = [0]*n_bins</text:span></text:p>
      <text:p text:style-name="P4"><text:span text:style-name="T5"><text:s text:c="12"/>for cl in value:</text:span></text:p>
      <text:p text:style-name="P4"><text:span text:style-name="T5"><text:s text:c="16"/>b = int((cl[i]-bins[i][0])/bins[i][1])</text:span></text:p>
      <text:p text:style-name="P4"><text:span text:style-name="T5"><text:s text:c="16"/>if b == n_bins: b = b -1</text:span></text:p>
      <text:p text:style-name="P4"><text:span text:style-name="T5"><text:s text:c="16"/>temp2[b] = temp2[b] + 1</text:span></text:p>
      <text:p text:style-name="P4"><text:span text:style-name="T5"><text:s text:c="12"/>temp.append(tuple(temp2))</text:span></text:p>
      <text:p text:style-name="P4"><text:span text:style-name="T5"><text:s text:c="8"/>bayes.append(tuple(temp))</text:span></text:p>
      <text:p text:style-name="P4"><text:span text:style-name="T5"><text:s text:c="4"/>return Naive_Bayes(b_dic, classes, training, bins, n_bins, bayes)</text:span></text:p>
      <text:p text:style-name="P4"><text:span text:style-name="T5"></text:span></text:p>
      <text:p text:style-name="P4"><text:span text:style-name="T5">def init_naive(file_name, percent, bins):</text:span></text:p>
      <text:p text:style-name="P4"><text:span text:style-name="T5"><text:s text:c="4"/>data = parse_data(read_data(file_name))</text:span></text:p>
      <text:p text:style-name="P4"><text:span text:style-name="T5"><text:s text:c="4"/>classes = find_classes(data)</text:span></text:p>
      <text:p text:style-name="P4"><text:span text:style-name="T5"><text:s text:c="4"/>training_set = pick_training_set(data, percent)</text:span></text:p>
      <text:p text:style-name="P4"><text:span text:style-name="T5"><text:s text:c="4"/>bayes = make_naive_bayes(training_set, classes, bins)</text:span></text:p>
      <text:p text:style-name="P4"><text:span text:style-name="T5"><text:s text:c="4"/>for t in training_set:</text:span></text:p>
      <text:p text:style-name="P4"><text:span text:style-name="T5"><text:s text:c="8"/>data.remove(t)</text:span></text:p>
      <text:p text:style-name="P4"><text:span text:style-name="T5"><text:s text:c="4"/>return (data, classes, bayes)</text:span></text:p>
      <text:p text:style-name="P4"><text:span text:style-name="T5"></text:span></text:p>
      <text:p text:style-name="P4"><text:span text:style-name="T5">def run_test(bayes, test_data):</text:span></text:p>
      <text:p text:style-name="P4"><text:span text:style-name="T5"><text:s text:c="4"/>incorrect = 0</text:span></text:p>
      <text:p text:style-name="P4"><text:span text:style-name="T5"><text:s text:c="4"/>for test in test_data:</text:span></text:p>
      <text:p text:style-name="P4"><text:span text:style-name="T5"><text:s text:c="8"/>if bayes.label(test[0])[0] != test[1]:</text:span></text:p>
      <text:p text:style-name="P4"><text:span text:style-name="T5"><text:s text:c="12"/>incorrect += 1</text:span></text:p>
      <text:p text:style-name="P4"><text:span text:style-name="T5"></text:span></text:p>
      <text:p text:style-name="P4"><text:span text:style-name="T5"><text:s text:c="4"/>return float(incorrect)/len(test_data)</text:span></text:p>
      <text:p text:style-name="P4"><text:span text:style-name="T5"></text:span></text:p>
      <text:p text:style-name="P4"><text:span text:style-name="T5">def test_set(n, filename, percent, bins):</text:span></text:p>
      <text:p text:style-name="P4"><text:span text:style-name="T5"><text:s text:c="4"/>total = 0.0</text:span></text:p>
      <text:p text:style-name="P4"><text:span text:style-name="T5"><text:s text:c="4"/>for i in range(0,n):</text:span></text:p>
      <text:p text:style-name="P4"><text:span text:style-name="T5"><text:s text:c="8"/>data, classes, bayes = init_naive(filename, percent, bins)</text:span></text:p>
      <text:p text:style-name="P4"><text:span text:style-name="T5"><text:s text:c="8"/>print bayes.get_statistics()</text:span></text:p>
      <text:p text:style-name="P4"><text:span text:style-name="T5"><text:s text:c="8"/>temp = run_test(bayes, data)</text:span></text:p>
      <text:p text:style-name="P4"><text:span text:style-name="T5"><text:s text:c="8"/>print 'Error Percent: ' + '{0:.2f}'.format(temp)</text:span></text:p>
      <text:p text:style-name="P4"><text:span text:style-name="T5"><text:s text:c="8"/>total += temp</text:span></text:p>
      <text:p text:style-name="P4"><text:span text:style-name="T5"><text:s text:c="8"/>print '\n' + ('=' * 15) + '\n'</text:span></text:p>
      <text:p text:style-name="P4"><text:span text:style-name="T5"><text:s text:c="4"/>print 'AVERAGE = ' + '{0:.3f}'.format(total/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0318db"/>
    </style:style>
    <style:style style:name="MT1" style:family="text">
      <style:text-properties officeooo:rsid="000318d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Joel Willoughb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2-02T22:11:54</meta:creation-date>
    <dc:date>2014-02-03T10:38:51</dc:date>
    <dc:creator>Joel </dc:creator>
    <meta:editing-duration>PT12H10M57S</meta:editing-duration>
    <meta:editing-cycles>6</meta:editing-cycles>
    <meta:generator>LibreOffice/4.0.2.2$Linux_X86_64 LibreOffice_project/400m0$Build-2</meta:generator>
    <meta:document-statistic meta:table-count="1" meta:image-count="0" meta:object-count="0" meta:page-count="5" meta:paragraph-count="404" meta:word-count="1634" meta:character-count="12724" meta:non-whitespace-character-count="9918"/>
  </office:meta>
</office:document-meta>
</file>